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border="0.0069in solid #000000" fo:padding-top="0.0138in" fo:padding-left="0.0555in" fo:padding-bottom="0.0138in" fo:padding-right="0.0555in" style:shadow="none"/>
    </style:style>
    <style:style style:name="T2" style:parent-style-name="Policepardéfaut" style:family="text">
      <style:text-properties fo:font-style="italic" style:font-style-asian="italic" style:font-style-complex="italic"/>
    </style:style>
    <style:style style:name="T3" style:parent-style-name="Policepardéfaut" style:family="text">
      <style:text-properties fo:font-style="italic" style:font-style-asian="italic"/>
    </style:style>
    <style:style style:name="T4" style:parent-style-name="Policepardéfaut" style:family="text">
      <style:text-properties style:text-position="sub 66.6%"/>
    </style:style>
    <style:style style:name="T5" style:parent-style-name="Policepardéfaut" style:family="text">
      <style:text-properties style:text-position="sub 66.6%"/>
    </style:style>
    <style:style style:name="T6" style:parent-style-name="Policepardéfaut" style:family="text">
      <style:text-properties style:text-position="sub 66.6%"/>
    </style:style>
    <style:style style:name="T7" style:parent-style-name="Policepardéfaut" style:family="text">
      <style:text-properties style:text-position="sub 66.6%"/>
    </style:style>
    <style:style style:name="T8" style:parent-style-name="Policepardéfaut" style:family="text">
      <style:text-properties style:text-position="sub 66.6%"/>
    </style:style>
    <style:style style:name="P9" style:parent-style-name="Style2" style:family="paragraph"/>
    <style:style style:name="T10" style:parent-style-name="Policepardéfaut" style:family="text">
      <style:text-properties style:text-position="sub 66.6%"/>
    </style:style>
    <style:style style:name="T11" style:parent-style-name="Policepardéfaut" style:family="text">
      <style:text-properties style:text-position="sub 63.6%"/>
    </style:style>
    <style:style style:name="T12" style:parent-style-name="Policepardéfaut" style:family="text">
      <style:text-properties fo:font-style="italic" style:font-style-asian="italic"/>
    </style:style>
    <style:style style:name="T13" style:parent-style-name="Policepardéfaut" style:family="text">
      <style:text-properties style:text-position="sub 66.6%"/>
    </style:style>
    <style:style style:name="T14" style:parent-style-name="Policepardéfaut" style:family="text">
      <style:text-properties style:text-position="sub 66.6%"/>
    </style:style>
    <style:style style:name="T15" style:parent-style-name="Policepardéfaut" style:family="text">
      <style:text-properties style:text-position="sub 63.6%"/>
    </style:style>
    <style:style style:name="T16" style:parent-style-name="Policepardéfaut" style:family="text">
      <style:text-properties fo:font-style="italic" style:font-style-asian="italic"/>
    </style:style>
    <style:style style:name="T17" style:parent-style-name="Policepardéfaut" style:family="text">
      <style:text-properties style:text-position="sub 63.6%"/>
    </style:style>
    <style:style style:name="T18" style:parent-style-name="Policepardéfaut" style:family="text">
      <style:text-properties style:text-position="sub 66.6%"/>
    </style:style>
    <style:style style:name="T19" style:parent-style-name="Policepardéfaut" style:family="text">
      <style:text-properties style:text-position="sub 66.6%"/>
    </style:style>
    <style:style style:name="T20" style:parent-style-name="Policepardéfaut" style:family="text">
      <style:text-properties style:text-position="sub 66.6%"/>
    </style:style>
    <style:style style:name="T21" style:parent-style-name="Policepardéfaut" style:family="text">
      <style:text-properties style:text-position="sub 66.6%"/>
    </style:style>
    <style:style style:name="T22" style:parent-style-name="Policepardéfaut" style:family="text">
      <style:text-properties fo:font-style="italic" style:font-style-asian="italic"/>
    </style:style>
    <style:style style:name="T23" style:parent-style-name="Policepardéfaut" style:family="text">
      <style:text-properties style:text-position="sub 66.6%"/>
    </style:style>
    <style:style style:name="T24" style:parent-style-name="Policepardéfaut" style:family="text">
      <style:text-properties style:text-position="sub 66.6%"/>
    </style:style>
    <style:style style:name="T25" style:parent-style-name="Policepardéfaut" style:family="text">
      <style:text-properties style:text-position="sub 66.6%"/>
    </style:style>
    <style:style style:name="T26" style:parent-style-name="Policepardéfaut" style:family="text">
      <style:text-properties style:text-position="sub 63.6%"/>
    </style:style>
    <style:style style:name="T27" style:parent-style-name="Policepardéfaut" style:family="text">
      <style:text-properties style:text-position="sub 63.6%"/>
    </style:style>
    <style:style style:name="P28" style:parent-style-name="Standard" style:family="paragraph"/>
    <style:style style:name="T29" style:parent-style-name="Policepardéfaut" style:family="text">
      <style:text-properties style:text-position="sub 66.6%"/>
    </style:style>
    <style:style style:name="T30" style:parent-style-name="Policepardéfaut" style:family="text">
      <style:text-properties style:text-position="sub 66.6%"/>
    </style:style>
    <style:style style:name="P31" style:parent-style-name="Standard" style:family="paragraph"/>
    <style:style style:name="T32" style:parent-style-name="Policepardéfaut" style:family="text">
      <style:text-properties style:text-position="sub 66.6%"/>
    </style:style>
    <style:style style:name="T33" style:parent-style-name="Policepardéfaut" style:family="text">
      <style:text-properties style:text-position="sub 66.6%"/>
    </style:style>
    <style:style style:name="T34" style:parent-style-name="Policepardéfaut" style:family="text">
      <style:text-properties style:text-position="sub 66.6%"/>
    </style:style>
    <style:style style:name="T35" style:parent-style-name="Policepardéfaut" style:family="text">
      <style:text-properties style:text-position="sub 66.6%"/>
    </style:style>
    <style:style style:name="T36" style:parent-style-name="Policepardéfaut" style:family="text">
      <style:text-properties style:text-position="sub 66.6%"/>
    </style:style>
    <style:style style:name="T37" style:parent-style-name="Policepardéfaut" style:family="text">
      <style:text-properties fo:font-style="italic" style:font-style-asian="italic" style:font-style-complex="italic"/>
    </style:style>
    <style:style style:name="T38" style:parent-style-name="Policepardéfaut" style:family="text">
      <style:text-properties style:text-position="sub 66.6%"/>
    </style:style>
    <style:style style:name="T39" style:parent-style-name="Policepardéfaut" style:family="text">
      <style:text-properties style:text-position="sub 66.6%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 style:font-style-complex="italic"/>
    </style:style>
    <style:style style:name="T42" style:parent-style-name="Policepardéfaut" style:family="text">
      <style:text-properties style:text-position="sub 63.6%"/>
    </style:style>
    <style:style style:name="T43" style:parent-style-name="Policepardéfaut" style:family="text">
      <style:text-properties style:text-position="sub 66.6%"/>
    </style:style>
  </office:automatic-styles>
  <office:body>
    <office:text text:use-soft-page-breaks="true">
      <text:p text:style-name="P1">Chapitre 6: les dérivés halogénés</text:p>
      <text:p text:style-name="Standard"/>
      <text:p text:style-name="Style1">I. Généralités</text:p>
      <text:p text:style-name="Style2">1. Constitution</text:p>
      <text:p text:style-name="Standard">Ce sont des hydrocarbures <text:s/>avec H(s) substitués par un ou des halogène(s). Leur formule générale est :</text:p>
      <text:p text:style-name="Standard">(Cf schéma 1)</text:p>
      <text:p text:style-name="Standard"/>
      <text:p text:style-name="Style2">2. Propriétés physiques</text:p>
      <text:p text:style-name="Standard">Leur température d'ébullition est supérieure à celle de l'alcane correspondant. Leur densité est également supérieure à celle de l'alcane correspondant. Ils sont insolubles dans l'eau, mais ils sont de bons solvants pour de nombreux<text:s/>composés organiques (corps gras).</text:p>
      <text:p text:style-name="Standard"/>
      <text:p text:style-name="Style2">3. Etat naturel et utilisations</text:p>
      <text:p text:style-name="Standard">Ils sont pratiquement absents<text:s/>à l'état naturel, mais ils peuvent être préparés par un grand nombre de réactions. Ce qui conduit à de nombreuses utilisations :</text:p>
      <text:p text:style-name="Standard"><text:tab/>-industriel (fluide frigorifique)</text:p>
      <text:p text:style-name="Standard"><text:tab/>-agricole (pesticides, herbicides)</text:p>
      <text:p text:style-name="Standard"><text:tab/>-médical (sang artificiel)</text:p>
      <text:p text:style-name="Standard"><text:tab/>-domestique (Téfal, Gore-Tex)</text:p>
      <text:p text:style-name="Standard"/>
      <text:p text:style-name="Standard">Mais il existe des problèmes liés à leur utilisation (notamment environnementaux).</text:p>
      <text:p text:style-name="Standard">Ex: D.D.T (=pesticide qui a été très utilisé)</text:p>
      <text:p text:style-name="Standard">Il est très stable et a<text:s/>une durée de vie très longue. Il se trouve tout au long de la chaîne alimentaire, ce qui conduit à des déséquilibres environnementaux (ex: fragilisation de la coquille des œufs de certains oiseaux).</text:p>
      <text:p text:style-name="Standard"/>
      <text:p text:style-name="Style1">II. Nomenclature</text:p>
      <text:p text:style-name="Standard">C'est le nom de l'alcane de même squelette carboné, précédé des préfixes fluoro, chloro, bromo ou iodo eux-mêmes éventuellement précédés des préfixes multiplicateurs di, tri, tétra, penta.. et leurs indices de position.</text:p>
      <text:p text:style-name="Standard"><text:span text:style-name="T2">Exemple</text:span><text:s/>1:</text:p>
      <text:p text:style-name="Standard"/>
      <text:p text:style-name="Standard"/>
      <text:p text:style-name="Standard"><text:span text:style-name="T3">Remarque</text:span>: des noms courants sont toujours employés: CHCl<text:span text:style-name="T4">3</text:span><text:s/>: chloroforme (=trichlorométhane)</text:p>
      <text:p text:style-name="Standard"/>
      <text:p text:style-name="Style1">III. Préparation</text:p>
      <text:p text:style-name="Standard">Leurs modes sont déjà vus:</text:p>
      <text:p text:style-name="Standard"><text:tab/>-S<text:span text:style-name="T5">R</text:span><text:s/>sur les alcanes (chapitre 2)</text:p>
      <text:p text:style-name="Standard"><text:tab/>-A<text:span text:style-name="T6">E</text:span><text:s/>sur les alcènes (chapitre 3)</text:p>
      <text:p text:style-name="Standard"><text:tab/>-S<text:span text:style-name="T7">E</text:span><text:s/>sur le benzène (chapitre 5)</text:p>
      <text:p text:style-name="Standard">Un autre mode largement utilisé est le S<text:span text:style-name="T8">N</text:span><text:s/>sur les alcools (chapitre 8)</text:p>
      <text:p text:style-name="Standard"/>
      <text:p text:style-name="Style1">IV. Réactivité</text:p>
      <text:list text:style-name="LFO1" text:continue-numbering="true">
        <text:list-item>
          <text:p text:style-name="P9">Généralités</text:p>
        </text:list-item>
      </text:list>
      <text:p text:style-name="Standard">La réactivité est directement liée à la présence des halogènes, elle perturbe la structure électronique de la molécule par leur électronégativité:</text:p>
      <text:p text:style-name="Standard"/>
      <text:p text:style-name="Standard"><text:tab/>-liaison C-X fortement polarisée par un effet inductif attracteur de l'halogène. Le C est déficitaire en électrons, ce C peut être attaqué par des réactifs nucléophiles. On peut avoir des substitutions nucléophiles (S<text:span text:style-name="T10">N</text:span>).</text:p>
      <text:p text:style-name="Standard">(cf schéma 2)</text:p>
      <text:p text:style-name="Standard"/>
      <text:p text:style-name="Standard"/>
      <text:p text:style-name="Standard"><text:tab/>-liaisons C-H avoisinantes également soumises à l'effet inductif attracteur de l'halogène. Il y a une possibilité de rupture, ce qui entraine la libération d'un H+ labile sous l'action d'une base. On peut avoir des éliminations (E).</text:p>
      <text:p text:style-name="Standard">(cf schéma 3)</text:p>
      <text:p text:style-name="Standard"/>
      <text:p text:style-name="Style2">2. Substitutions nucléophiles (S<text:span text:style-name="T11">N</text:span>)</text:p>
      <text:p text:style-name="Style3">a) Bilans réactionnels</text:p>
      <text:p text:style-name="Standard">Ce bilan va être variable suivant la nature du<text:s/>nucléophile.</text:p>
      <text:p text:style-name="Standard">(cf schéma 4)</text:p>
      <text:p text:style-name="Standard"/>
      <text:p text:style-name="Standard">Cette molécule au sein de laquelle le doublet est engagé dans la réaction est :</text:p>
      <text:p text:style-name="Standard">(cf schéma 5)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2">Remarque</text:span>: il y a deux mécanismes possibles = S<text:span text:style-name="T13">N</text:span>1 ou S<text:span text:style-name="T14">N</text:span>2</text:p>
      <text:p text:style-name="Standard"/>
      <text:h text:style-name="Titre3" text:outline-level="3">b) Mécanisme S<text:span text:style-name="T15">N</text:span>1</text:h>
      <text:p text:style-name="Standard">(cf figure 44)</text:p>
      <text:p text:style-name="Standard"><text:tab/>-1ère étape : solvolyse lente donnant un carbocation et un anion halogénure (dissociation de la liaison polarisés C/ halogène). Elle impose sa vitesse à la réaction et dépend seulement de la concentration de la molécule initiale. C'est une cinétique d'ordre 1.</text:p>
      <text:p text:style-name="Standard"><text:tab/>-2ème étape (en présence d'un nucléophile, ex: OH-): neutralisation du carbocation pour donner une nouvelle molécule.</text:p>
      <text:p text:style-name="Standard"/>
      <text:p text:style-name="Standard"><text:span text:style-name="T16">Remarque</text:span>: Géométriquement si le composé halogéné initial est chiral, c'est le mécanisme SN1. Il y a racémisation. (Carbocation intermédaire est plan, l'attaque du nucléophile est équiprobable sur ses deux faces. Le mélange est équimolaire des deux formes énantiomères du produit).</text:p>
      <text:p text:style-name="Standard"/>
      <text:h text:style-name="Titre3" text:outline-level="3">c) Mécanismes S<text:span text:style-name="T17">N</text:span>2<text:line-break/></text:h>
      <text:p text:style-name="Standard">Le bilan du mécanisme S<text:span text:style-name="T18">N</text:span>2 est le même que celui de S<text:span text:style-name="T19">N</text:span>1. Mais le mécanisme S<text:span text:style-name="T20">N</text:span>2 est de cinétique 2. Cette différence est due à<text:s/>la structure de la molécule initiale et à la nature du nucléophile et du solvant.</text:p>
      <text:p text:style-name="Standard">(cf figure 45)</text:p>
      <text:p text:style-name="Standard"/>
      <text:p text:style-name="Standard">Si dans le solvant a solvolyse est impossible car la liaison polarisée est trop solide, la réaction a lieu selon le mécanisme S<text:span text:style-name="T21">N</text:span>2. Un nucléophile possédant suffisamment d'énregie (ex: OH-) va franchir la barrière énergétique de répulsion séparant deux entités saturées en électrons. La fixation est sur la molécule initiale du côté opposé à l'halogène (zone de densité électronique la plus faible). Il y a la déstabilisation de la molécule initiale et l'expulsion de l'halogène.</text:p>
      <text:p text:style-name="Standard"/>
      <text:p text:style-name="Standard">L'étape élémentaire qui suppose la rencontre entre un nucléophile et la molécule initiale dépend de la concentration du nucléophile et de la concentration de la molécule initiale. C'est une<text:s/>cinétique d'ordre 2.</text:p>
      <text:p text:style-name="Standard"/>
      <text:p text:style-name="Standard"><text:span text:style-name="T22">Remarques</text:span>:</text:p>
      <text:p text:style-name="Standard"><text:tab/>-Géométriquement si le composé halogéné initial possède un C*, c'est le mécanisme S<text:span text:style-name="T23">N</text:span>2, on a l'inversion de configuration dite « inversion de Walden » (le nucléophile attaque la molécule initiale du côté opposé à l'halogène. Le produit a la configuration opposées à celle de la molécule<text:s/><text:soft-page-break/>initiale). C'est une réaction stéréospécifique.</text:p>
      <text:p text:style-name="Standard"/>
      <text:p text:style-name="Standard"><text:tab/>-Les mécanismes S<text:span text:style-name="T24">N</text:span>1 et S<text:span text:style-name="T25">N</text:span>2 peuvent intervenir simultanément, ils sont en compétition. Mais des facteurs peuvent favoriser l'un ou l'autre et souvent un des deux mécanismes est très largement prédominant (3 facteurs importants : nature du solvant, structure de la molécule initiale et la nucléophilie du nucléophile).</text:p>
      <text:p text:style-name="Standard"/>
      <text:h text:style-name="Titre3" text:outline-level="3">d) Compétition S<text:span text:style-name="T26">N</text:span>1/S<text:span text:style-name="T27">N</text:span>2<text:line-break/></text:h>
      <text:list text:style-name="LFO2" text:continue-numbering="true">
        <text:list-item>
          <text:p text:style-name="P28">Nature du solvant</text:p>
        </text:list-item>
      </text:list>
      <text:p text:style-name="Standard">Les solvants protiques polaires (eau,<text:s/>méthanol..) favorisent la S<text:span text:style-name="T29">N</text:span>1. En effet ils facilitent la formation d'un carbocation par établissement de « liaison hydrogène » avec l'halogène.</text:p>
      <text:p text:style-name="Standard">Les solvants aprotique polaires (acétone, diméthylsulfoxyde...) favorisent la S<text:span text:style-name="T30">N</text:span>2. Ils vont solvater le cation<text:s/>associé au nucléophile.</text:p>
      <text:p text:style-name="Standard"/>
      <text:list text:style-name="LFO3" text:continue-numbering="true">
        <text:list-item>
          <text:p text:style-name="P31">Structure de la molécule initiale (dérivé halogéné)</text:p>
        </text:list-item>
      </text:list>
      <text:p text:style-name="Standard">La S<text:span text:style-name="T32">N</text:span>2, c'est l'attaque du nucléophile sur la molécule initiale du côté opposé à l'halogène, c'est le côté des substituants du C. Si les substituants sont encombrants, l'attaque du nucléophile est difficile. Donc S<text:span text:style-name="T33">N</text:span>2 est défavorisée sur les C encombrés.</text:p>
      <text:p text:style-name="Standard"/>
      <text:p text:style-name="Standard">Pour la S<text:span text:style-name="T34">N</text:span>1, plus la stabilité du carbocation intermédiaire augmente, plus la S<text:span text:style-name="T35">N</text:span>1 est favorisée. S<text:span text:style-name="T36">N</text:span>1 est favorisée si le C halogène est substitué par plusieurs groupements donneurs.</text:p>
      <text:p text:style-name="Standard"/>
      <text:p text:style-name="Standard">Remarque: la compétition entre ces deux mécanismes peut être étendue à la compétition E1/E2.</text:p>
      <text:p text:style-name="Standard"/>
      <text:p text:style-name="Style2">3. Éliminations (E)</text:p>
      <text:p text:style-name="Style3">a) Bilan réactionnel</text:p>
      <text:p text:style-name="Standard">Le bilan est une déshydrohalogénation. (cf schéma 6)</text:p>
      <text:p text:style-name="Standard"/>
      <text:p text:style-name="Standard"/>
      <text:p text:style-name="Standard"/>
      <text:p text:style-name="Standard"><text:span text:style-name="T37">Exemple</text:span><text:s/>2:</text:p>
      <text:p text:style-name="Standard"/>
      <text:p text:style-name="Standard"/>
      <text:p text:style-name="Standard">Remarque: de nombreuses bases peuvent provoquer<text:s/>l'élimination (OH-, NH2-, RO-, NH3, RNH2, ROH..).</text:p>
      <text:p text:style-name="Standard"/>
      <text:p text:style-name="Style3">b) Mécanisme E1</text:p>
      <text:p text:style-name="Standard">Cf chapitre alcènes</text:p>
      <text:p text:style-name="Standard"/>
      <text:p text:style-name="Style3">c) Mécanisme E2</text:p>
      <text:p text:style-name="Standard">Comme pour S<text:span text:style-name="T38">N</text:span>1/S<text:span text:style-name="T39">N</text:span>2, E2 n'a lieu que quand la solvolyse est impossible et suppose la rencontre entre un nucléophile et la molécule initiale. C'est une cinétique d'ordre 2.</text:p>
      <text:p text:style-name="Standard">Cf figure 46</text:p>
      <text:p text:style-name="Standard"/>
      <text:p text:style-name="Standard">Un nucléophile faible (base forte) vient attaquer l'H en bétâ du C halogéné. Le doublet libéré va former une double liaison tout en expulsant l'halogène.</text:p>
      <text:p text:style-name="Standard"/>
      <text:p text:style-name="Standard"><text:span text:style-name="T40">Remarque</text:span>: Géométriquement la conformation particulière adoptée par l'état de transition implique une élimination « anti ». Il y a un seul diastéréoisomère, et la réaction stéréospécifique.</text:p>
      <text:p text:style-name="Standard"/>
      <text:p text:style-name="Standard">Au niveau de la régiosélectivité, on retrouve la règle de Zaïtsev: l'alcène majoritaire (parfois même exclusif) est prévu par la règle<text:s/>de Zaïtsev. La double liaison se forme préférentiellement avec le C le<text:s/><text:soft-page-break/>plus substitué (le moins hydrogéné) car il donne l'alcène le plus stable.</text:p>
      <text:p text:style-name="Standard"><text:span text:style-name="T41">Exemple</text:span><text:s/>3:</text:p>
      <text:p text:style-name="Standard"/>
      <text:p text:style-name="Standard"/>
      <text:p text:style-name="Style2">4. Compétition S<text:span text:style-name="T42">N</text:span>/E</text:p>
      <text:p text:style-name="Standard">Ce sont des molécules qui réagissent avec des réactifs analogues. On a l'obtention de plusieurs produits.</text:p>
      <text:p text:style-name="Standard">La connaissance des mécanismes permet de déterminer les facteurs favorables, et ainsi augmenter les rendements.</text:p>
      <text:p text:style-name="Standard">De nombreux facteurs sont à prendre en compte: T °C, nature du nucléophile et de l'halogène, structure de la molécule initiale, propriétés du solvant, <text:s/>la concentration des réactifs...</text:p>
      <text:p text:style-name="Standard"/>
      <text:p text:style-name="Standard">Étude approfondie complexe mais voici qql indications:<text:line-break/></text:p>
      <text:p text:style-name="Standard"><text:tab/>-L'élimination augmente avec le nombre de groupes alkyles liés au C halogéné.</text:p>
      <text:p text:style-name="Standard"><text:tab/>-les bases fortes, <text:s/>faiblement nucléophiles (OH-,<text:s/>RO-) favorisent l'élimination, les bases faibles, fortement nucléophiles (I-) favorisent S<text:span text:style-name="T43">N</text:span>.</text:p>
      <text:p text:style-name="Standard"><text:tab/>-L'élimination augmente avec le température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text-indent="0.4923in"/>
      <style:text-properties style:font-name="Cambria" style:font-name-asian="Times New Roman" fo:font-weight="bold" style:font-weight-asian="bold" style:font-weight-complex="bold" fo:font-style="italic" style:font-style-asian="italic" fo:color="#C0504D" fo:font-size="11pt" style:font-size-asian="11pt" style:font-size-complex="11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left="0.4923in" fo:text-indent="0.4923in">
        <style:tab-stops/>
      </style:paragraph-properties>
      <style:text-properties style:font-name="Cambria" style:font-name-asian="Times New Roman" style:font-weight-complex="bold" fo:font-style="italic" style:font-style-asian="italic" fo:color="#8064A2" fo:font-size="11pt" style:font-size-asian="11pt" style:font-size-complex="11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left="0.9847in" fo:text-indent="0.4923in">
        <style:tab-stops/>
      </style:paragraph-properties>
      <style:text-properties style:font-name="Cambria" style:font-name-asian="Times New Roman" style:font-weight-complex="bold" fo:color="#9BBB59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re1Car" style:display-name="Titre 1 Car" style:family="text" style:parent-style-name="Policepardéfaut">
      <style:text-properties style:font-name="Cambria" style:font-name-asian="Times New Roman" fo:font-weight="bold" style:font-weight-asian="bold" style:font-weight-complex="bold" fo:font-style="italic" style:font-style-asian="italic" fo:color="#C0504D" fo:font-size="11pt" style:font-size-asian="11pt" style:font-size-complex="11pt"/>
    </style:style>
    <style:style style:name="Style1" style:display-name="Style1" style:family="paragraph" style:parent-style-name="Titre1" style:default-outline-level="1">
      <style:text-properties fo:hyphenate="false"/>
    </style:style>
    <style:style style:name="Titre2Car" style:display-name="Titre 2 Car" style:family="text" style:parent-style-name="Policepardéfaut">
      <style:text-properties style:font-name="Cambria" style:font-name-asian="Times New Roman" style:font-weight-complex="bold" fo:font-style="italic" style:font-style-asian="italic" fo:color="#8064A2" fo:font-size="11pt" style:font-size-asian="11pt" style:font-size-complex="11pt"/>
    </style:style>
    <style:style style:name="Style1Car" style:display-name="Style1 Car" style:family="text" style:parent-style-name="Titre1Car">
      <style:text-properties style:font-name="Cambria" style:font-name-asian="Times New Roman" fo:font-weight="bold" style:font-weight-asian="bold" style:font-weight-complex="bold" fo:font-style="italic" style:font-style-asian="italic" fo:color="#C0504D" fo:font-size="11pt" style:font-size-asian="11pt" style:font-size-complex="11pt"/>
    </style:style>
    <style:style style:name="Style2" style:display-name="Style2" style:family="paragraph" style:parent-style-name="Titre2" style:default-outline-level="2">
      <style:text-properties fo:hyphenate="false"/>
    </style:style>
    <style:style style:name="Titre3Car" style:display-name="Titre 3 Car" style:family="text" style:parent-style-name="Policepardéfaut">
      <style:text-properties style:font-name="Cambria" style:font-name-asian="Times New Roman" style:font-weight-complex="bold" fo:color="#9BBB59" fo:font-size="11pt" style:font-size-asian="11pt" style:font-size-complex="11pt"/>
    </style:style>
    <style:style style:name="Style2Car" style:display-name="Style2 Car" style:family="text" style:parent-style-name="Titre2Car">
      <style:text-properties style:font-name="Cambria" style:font-name-asian="Times New Roman" style:font-weight-complex="bold" fo:font-style="italic" style:font-style-asian="italic" fo:color="#8064A2" fo:font-size="11pt" style:font-size-asian="11pt" style:font-size-complex="11pt"/>
    </style:style>
    <style:style style:name="Style3" style:display-name="Style3" style:family="paragraph" style:parent-style-name="Titre3" style:default-outline-level="3">
      <style:text-properties fo:hyphenate="false"/>
    </style:style>
    <style:style style:name="Style3Car" style:display-name="Style3 Car" style:family="text" style:parent-style-name="Titre3Car">
      <style:text-properties style:font-name="Cambria" style:font-name-asian="Times New Roman" style:font-weight-complex="bold" fo:color="#9BBB59" fo:font-size="11pt" style:font-size-asian="11pt" style:font-size-complex="11pt"/>
    </style:style>
    <style:style style:name="Textedebulles" style:display-name="Texte de bulles" style:family="paragraph" style:parent-style-name="Normal">
      <style:text-properties style:font-name="Tahoma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phie Michiels</meta:initial-creator>
    <dc:creator>Marika</dc:creator>
    <meta:creation-date>2011-03-30T10:10:00Z</meta:creation-date>
    <dc:date>2011-04-20T16:56:00Z</dc:date>
    <meta:print-date>2011-04-20T16:38:00Z</meta:print-date>
    <meta:template xlink:href="Normal" xlink:type="simple"/>
    <meta:editing-cycles>9</meta:editing-cycles>
    <meta:editing-duration>PT6600S</meta:editing-duration>
    <meta:document-statistic meta:page-count="4" meta:paragraph-count="15" meta:word-count="1190" meta:character-count="7723" meta:row-count="54" meta:non-whitespace-character-count="6548"/>
  </office:meta>
</office:document-meta>
</file>